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outline1">
      <style:graphic-properties fo:min-height="12.09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9.086cm"/>
    </style:style>
    <style:style style:name="pr7" style:family="presentation" style:parent-style-name="Default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margin-top="0.254cm" fo:margin-bottom="0.762cm" fo:text-align="start"/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 fo:font-size="13pt" style:font-size-asian="24pt" style:font-size-complex="24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DejaVu Sans" fo:font-size="15pt" style:font-size-asian="24pt" style:font-size-complex="24pt"/>
    </style:style>
    <style:style style:name="T5" style:family="text">
      <style:text-properties style:font-name="DejaVu Sans Mono" fo:font-size="13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2.094cm" svg:x="1.4cm" svg:y="5cm" presentation:class="outline" presentation:user-transformed="true">
          <draw:text-box>
            <text:p text:style-name="P1"><text:span text:style-name="T1">DPF</text:span></text:p>
            <text:p text:style-name="P1">DISTRHO Plugin Framework</text:p>
            <text:p text:style-name="P1"/>
            <text:p text:style-name="P1">...logos here...</text:p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PF · DISTRHO Plugin Framework</text:p>
          </draw:text-box>
        </draw:frame>
        <draw:frame presentation:style-name="pr4" draw:text-style-name="P2" draw:layer="layout" svg:width="20.599cm" svg:height="12.18cm" svg:x="6cm" svg:y="4.914cm" presentation:class="outline" presentation:user-transformed="true">
          <draw:text-box>
            <text:p text:style-name="P2"><text:span text:style-name="T2"/></text:p>
            <text:list text:style-name="L1">
              <text:list-item>
                <text:p text:style-name="P3"><text:span text:style-name="T2">Why?</text:span></text:p>
              </text:list-item>
              <text:list-item>
                <text:p text:style-name="P3"><text:span text:style-name="T2">How does it work?</text:span></text:p>
              </text:list-item>
              <text:list-item>
                <text:p text:style-name="P3"><text:span text:style-name="T2">What can it do?</text:span></text:p>
              </text:list-item>
              <text:list-item>
                <text:p text:style-name="P3"><text:span text:style-name="T2">Examples (with code)</text:span></text:p>
              </text:list-item>
              <text:list-item>
                <text:p text:style-name="P3"><text:span text:style-name="T2">Future pl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4" draw:layer="layout" svg:width="22.599cm" svg:height="13.129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?? All plugin specific things hidden</text:p>
              </text:list-item>
              <text:list-item>
                <text:p>?? UI to DSP communication handled intern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6" draw:layer="layout" svg:width="22.599cm" svg:height="11.308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DSP and UI communication</text:p>
              </text:list-item>
              <text:list-item>
                <text:p>Time information from host [*]</text:p>
                <text:p><text:span text:style-name="T3"/></text:p>
              </text:list-item>
            </text:list>
          </draw:text-box>
        </draw:frame>
        <draw:frame presentation:style-name="pr3" draw:layer="layout" svg:width="23.699cm" svg:height="3.506cm" svg:x="3cm" svg:y="15.494cm" presentation:class="title" presentation:user-transformed="true">
          <draw:text-box>
            <text:list text:style-name="L2">
              <text:list-header>
                <text:p text:style-name="P4"><text:span text:style-name="T3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6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3"/></text:p>
              </text:list-item>
            </text:list>
          </draw:text-box>
        </draw:frame>
        <draw:frame presentation:style-name="pr3" draw:text-style-name="P4" draw:layer="layout" svg:width="23.699cm" svg:height="3.506cm" svg:x="3cm" svg:y="15.494cm" presentation:class="title" presentation:user-transformed="true">
          <draw:text-box>
            <text:list text:style-name="L2">
              <text:list-header>
                <text:p text:style-name="P4"><text:span text:style-name="T3">[*] Direct access in the UI to the DSP instance is possible, but NOT recommended!</text:span><text:span text:style-name="T3"><text:line-break/></text:span><text:span text:style-name="T3"> <text:s text:c="5"/>(also not availab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1/3)</text:p>
              </text:list-item>
            </text:list>
          </draw:text-box>
        </draw:frame>
        <draw:custom-shape draw:style-name="gr2" draw:text-style-name="P5" draw:layer="layout" svg:width="26cm" svg:height="13.5cm" svg:x="1cm" svg:y="6.5cm">
          <text:p text:style-name="P4"><text:span text:style-name="T4">FILE: DistrhoPluginInfo.h <text:s/>(Plugin data macros)</text:span></text:p>
          <text:p text:style-name="P4"><text:span text:style-name="T5"/></text:p>
          <text:p text:style-name="P4"><text:span text:style-name="T4"/></text:p>
          <text:p text:style-name="P4"><text:span text:style-name="T5">#define DISTRHO_PLUGIN_NAME "My EQ"</text:span></text:p>
          <text:p text:style-name="P4"><text:span text:style-name="T5"/></text:p>
          <text:p text:style-name="P4"><text:span text:style-name="T5">#define DISTRHO_PLUGIN_HAS_UI <text:s text:c="7"/>1</text:span></text:p>
          <text:p text:style-name="P4"><text:span text:style-name="T5">#define DISTRHO_PLUGIN_IS_SYNTH <text:s text:c="5"/>0</text:span></text:p>
          <text:p text:style-name="P4"><text:span text:style-name="T5"/></text:p>
          <text:p text:style-name="P4"><text:span text:style-name="T5">#define DISTRHO_PLUGIN_NUM_INPUTS <text:s text:c="3"/>2</text:span></text:p>
          <text:p text:style-name="P4"><text:span text:style-name="T5">#define DISTRHO_PLUGIN_NUM_OUTPUTS <text:s text:c="2"/>2</text:span></text:p>
          <text:p text:style-name="P4"><text:span text:style-name="T5"/></text:p>
          <text:p text:style-name="P4"><text:span text:style-name="T5">#define DISTRHO_PLUGIN_WANT_LATENCY <text:s/>0</text:span></text:p>
          <text:p text:style-name="P4"><text:span text:style-name="T5">#define DISTRHO_PLUGIN_WANT_PROGRAMS 0</text:span></text:p>
          <text:p text:style-name="P4"><text:span text:style-name="T5">#define DISTRHO_PLUGIN_WANT_STATE <text:s text:c="3"/>0</text:span></text:p>
          <text:p text:style-name="P4"><text:span text:style-name="T5">#define DISTRHO_PLUGIN_WANT_TIMEPOS <text:s/>0</text:span></text:p>
          <text:p text:style-name="P4"><text:span text:style-name="T5"/></text:p>
          <text:p text:style-name="P4"><text:span text:style-name="T5">#define DISTRHO_PLUGIN_URI "http://example.com/plugins/MyEQ"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2/3)</text:p>
              </text:list-item>
            </text:list>
          </draw:text-box>
        </draw:frame>
        <draw:custom-shape draw:style-name="gr3" draw:text-style-name="P5" draw:layer="Layout" svg:width="26cm" svg:height="13.5cm" svg:x="1cm" svg:y="6.5cm">
          <text:p text:style-name="P4"><text:span text:style-name="T4">FILE: MyEQ.hpp <text:s/>(Plugin DSP header)</text:span></text:p>
          <text:p text:style-name="P4"><text:span text:style-name="T4"/></text:p>
          <text:p text:style-name="P4"><text:span text:style-name="T5"/></text:p>
          <text:p text:style-name="P4"><text:span text:style-name="T5">class MyEQ : public Plugin</text:span></text:p>
          <text:p text:style-name="P4"><text:span text:style-name="T5">{</text:span></text:p>
          <text:p text:style-name="P4"><text:span text:style-name="T5">public:</text:span></text:p>
          <text:p text:style-name="P4"><text:span text:style-name="T5"><text:s text:c="4"/></text:span><text:span text:style-name="T5">MyEQ();</text:span></text:p>
          <text:p text:style-name="P4"><text:span text:style-name="T5"/></text:p>
          <text:p text:style-name="P4"><text:span text:style-name="T5"><text:s text:c="4"/></text:span><text:span text:style-name="T5">// Information</text:span></text:p>
          <text:p text:style-name="P4"><text:span text:style-name="T5"><text:s text:c="4"/></text:span><text:span text:style-name="T5">const char* d_getLabel() <text:s text:c="3"/>const noexcept { return "3BandEQ"; <text:s text:c="2"/>}</text:span></text:p>
          <text:p text:style-name="P4"><text:span text:style-name="T5"><text:s text:c="4"/></text:span><text:span text:style-name="T5">const char* d_getMaker() <text:s text:c="3"/>const noexcept { return "DISTRHO"; <text:s text:c="2"/>}</text:span></text:p>
          <text:p text:style-name="P4"><text:span text:style-name="T5"><text:s text:c="4"/></text:span><text:span text:style-name="T5">const char* d_getLicense() <text:s/>const noexcept { return "LGPL"; <text:s text:c="5"/>}</text:span></text:p>
          <text:p text:style-name="P4"><text:span text:style-name="T5"><text:s text:c="4"/></text:span><text:span text:style-name="T5">uint32_t <text:s text:c="3"/>d_getVersion() <text:s/>const noexcept { return <text:s/>0x1000; <text:s text:c="4"/>}</text:span></text:p>
          <text:p text:style-name="P4"><text:span text:style-name="T5"><text:s text:c="4"/></text:span><text:span text:style-name="T5">long <text:s text:c="7"/>d_getUniqueId() const noexcept { return <text:s/>1144210769; }</text:span></text:p>
          <text:p text:style-name="P4"><text:span text:style-name="T5"/></text:p>
          <text:p text:style-name="P4"><text:span text:style-name="T5"><text:s text:c="4"/></text:span><text:span text:style-name="T5">// Parameters</text:span></text:p>
          <text:p text:style-name="P4"><text:span text:style-name="T5"><text:s text:c="4"/></text:span><text:span text:style-name="T5">void <text:s/>d_initParameter(uint32_t index, Parameter&amp; parameter);</text:span></text:p>
          <text:p text:style-name="P4"><text:span text:style-name="T5"><text:s text:c="4"/></text:span><text:span text:style-name="T5">float d_getParameterValue(uint32_t index) const;</text:span></text:p>
          <text:p text:style-name="P4"><text:span text:style-name="T5"><text:s text:c="4"/></text:span><text:span text:style-name="T5">void <text:s/>d_setParameterValue(uint32_t index, float value);</text:span></text:p>
          <text:p text:style-name="P4"><text:span text:style-name="T5"/></text:p>
          <text:p text:style-name="P4"><text:span text:style-name="T5"><text:s text:c="4"/></text:span><text:span text:style-name="T5">// Process</text:span></text:p>
          <text:p text:style-name="P4"><text:span text:style-name="T5"><text:s text:c="4"/></text:span><text:span text:style-name="T5">void d_run(float** inputs, float** outputs, uint32_t frames);</text:span></text:p>
          <text:p text:style-name="P4"><text:span text:style-name="T5">};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PF · DISTRHO Plugin Framework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3/3)</text:p>
              </text:list-item>
            </text:list>
          </draw:text-box>
        </draw:frame>
        <draw:custom-shape draw:style-name="gr3" draw:text-style-name="P5" draw:layer="Layout" svg:width="26cm" svg:height="13.5cm" svg:x="1cm" svg:y="6.5cm">
          <text:p text:style-name="P4"><text:span text:style-name="T4">FILE: MyEQUI.hpp <text:s/>(Plugin UI header)</text:span></text:p>
          <text:p text:style-name="P4"><text:span text:style-name="T4"/></text:p>
          <text:p text:style-name="P4"><text:span text:style-name="T5"/></text:p>
          <text:p text:style-name="P4"><text:span text:style-name="T5">class MyEQUI : public UI,</text:span></text:p>
          <text:p text:style-name="P4"><text:span text:style-name="T5"><text:s text:c="15"/></text:span><text:span text:style-name="T5">public ImageKnob::Callback</text:span></text:p>
          <text:p text:style-name="P4"><text:span text:style-name="T5">{</text:span></text:p>
          <text:p text:style-name="P4"><text:span text:style-name="T5">public:</text:span></text:p>
          <text:p text:style-name="P4"><text:span text:style-name="T5"><text:s text:c="4"/></text:span><text:span text:style-name="T5">MyEQUI();</text:span></text:p>
          <text:p text:style-name="P4"><text:span text:style-name="T5"/></text:p>
          <text:p text:style-name="P4"><text:span text:style-name="T5"><text:s text:c="4"/></text:span><text:span text:style-name="T5">// Information</text:span></text:p>
          <text:p text:style-name="P4"><text:span text:style-name="T5"><text:s text:c="4"/></text:span><text:span text:style-name="T5">uint d_getWidth() <text:s/>const noexcept { return 330; }</text:span></text:p>
          <text:p text:style-name="P4"><text:span text:style-name="T5"><text:s text:c="4"/></text:span><text:span text:style-name="T5">uint d_getHeight() const noexcept { return 220; }</text:span></text:p>
          <text:p text:style-name="P4"><text:span text:style-name="T5"/></text:p>
          <text:p text:style-name="P4"><text:span text:style-name="T5"><text:s text:c="4"/></text:span><text:span text:style-name="T5">// DSP Callbacks</text:span></text:p>
          <text:p text:style-name="P4"><text:span text:style-name="T5"><text:s text:c="4"/></text:span><text:span text:style-name="T5">void d_parameterChanged(uint32_t index, float value);</text:span></text:p>
          <text:p text:style-name="P4"><text:span text:style-name="T5"/></text:p>
          <text:p text:style-name="P4"><text:span text:style-name="T5"><text:s text:c="4"/></text:span><text:span text:style-name="T5">// Widget Callbacks</text:span></text:p>
          <text:p text:style-name="P4"><text:span text:style-name="T5"><text:s text:c="4"/></text:span><text:span text:style-name="T5">void imageKnobValueChanged(ImageKnob* knob, float value);</text:span></text:p>
          <text:p text:style-name="P4"><text:span text:style-name="T5"/></text:p>
          <text:p text:style-name="P4"><text:span text:style-name="T5"><text:s text:c="4"/></text:span><text:span text:style-name="T5">void onDisplay() override;</text:span></text:p>
          <text:p text:style-name="P4"><text:span text:style-name="T5"/></text:p>
          <text:p text:style-name="P4"><text:span text:style-name="T5">private:</text:span></text:p>
          <text:p text:style-name="P4"><text:span text:style-name="T5"><text:s text:c="4"/></text:span><text:span text:style-name="T5">ImageKnob* knob;</text:span></text:p>
          <text:p text:style-name="P4"><text:span text:style-name="T5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4M58S</meta:editing-duration>
    <meta:editing-cycles>82</meta:editing-cycles>
    <meta:generator>LibreOffice/4.1.5.3$Linux_X86_64 LibreOffice_project/410m0$Build-3</meta:generator>
    <dc:date>2014-04-29T17:12:15.587949399</dc:date>
    <meta:document-statistic meta:object-count="61"/>
  </office:meta>
</office:document-meta>
</file>